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5.614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6.147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094cm"/>
    </style:style>
    <style:style style:name="co8" style:family="table-column">
      <style:table-column-properties fo:break-before="auto" style:column-width="6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2"/>
    <style:style style:name="ce10" style:family="table-cell" style:parent-style-name="Default" style:data-style-name="N124"/>
    <style:style style:name="ce20" style:family="table-cell" style:parent-style-name="Default">
      <style:table-cell-properties fo:padding="0.071cm"/>
    </style:style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4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9" style:family="table-cell" style:parent-style-name="Default" style:data-style-name="N124">
      <style:text-properties fo:font-weight="normal" style:font-weight-asian="normal" style:font-weight-complex="normal"/>
    </style:style>
    <style:style style:name="ce11" style:family="table-cell" style:parent-style-name="Default" style:data-style-name="N124">
      <style:text-properties fo:font-weight="bold" style:font-weight-asian="bold" style:font-weight-complex="bold"/>
    </style:style>
    <style:style style:name="ce12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number-columns-repeated="2" table:default-cell-style-name="Default"/>
        <table:table-column table:style-name="co1" table:number-columns-repeated="3" table:default-cell-style-name="ce10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ce15" office:value-type="float" office:value="-2022" calcext:value-type="float">
            <text:p>-2022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TOPLAM</text:p>
          </table:table-cell>
          <table:table-cell table:style-name="ce6" table:formula="of:=SUM([.C6:.C17])" office:value-type="float" office:value="279758.73" calcext:value-type="float">
            <text:p>279758,73</text:p>
          </table:table-cell>
          <table:table-cell table:style-name="ce6" table:formula="of:=SUM([.D6:.D17])" office:value-type="float" office:value="-50780.2" calcext:value-type="float">
            <text:p>-50780,2</text:p>
          </table:table-cell>
          <table:table-cell table:style-name="ce6" table:formula="of:=SUM([.E6:.E17])" office:value-type="float" office:value="239646.63" calcext:value-type="float">
            <text:p>239646,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1 Devir</text:p>
          </table:table-cell>
          <table:table-cell table:style-name="ce18" office:value-type="float" office:value="74054" calcext:value-type="float">
            <text:p>74054,00</text:p>
          </table:table-cell>
          <table:table-cell table:style-name="Default"/>
          <table:table-cell table:formula="of:=[.C5]-[.D5]" office:value-type="float" office:value="74054" calcext:value-type="float">
            <text:p>74.054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ak</text:p>
          </table:table-cell>
          <table:table-cell table:formula="of:=[$'01'.D2]" office:value-type="float" office:value="6340.13" calcext:value-type="float">
            <text:p>6.340,13</text:p>
          </table:table-cell>
          <table:table-cell table:formula="of:=[$'01'.E2]" office:value-type="float" office:value="-5334.05" calcext:value-type="float">
            <text:p>-5.334,05</text:p>
          </table:table-cell>
          <table:table-cell table:formula="of:=[.C6]-[.D6]" office:value-type="float" office:value="11674.18" calcext:value-type="float">
            <text:p>11.674,18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Şubat</text:p>
          </table:table-cell>
          <table:table-cell table:formula="of:=[$'02'.D2]" office:value-type="float" office:value="11573.92" calcext:value-type="float">
            <text:p>11.573,92</text:p>
          </table:table-cell>
          <table:table-cell table:formula="of:=[$'02'.E2]" office:value-type="float" office:value="-42438.15" calcext:value-type="float">
            <text:p>-42.438,15</text:p>
          </table:table-cell>
          <table:table-cell table:formula="of:=[$'02'.F2]" office:value-type="float" office:value="-30864.23" calcext:value-type="float">
            <text:p>-30.864,23</text:p>
          </table:table-cell>
          <table:table-cell/>
          <table:table-cell table:style-name="ce20"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table:formula="of:=[$'03'.D2]" office:value-type="float" office:value="324.31" calcext:value-type="float">
            <text:p>324,31</text:p>
          </table:table-cell>
          <table:table-cell table:formula="of:=[$'03'.E2]" office:value-type="float" office:value="0" calcext:value-type="float">
            <text:p>0,00</text:p>
          </table:table-cell>
          <table:table-cell table:formula="of:=[$'03'.F2]" office:value-type="float" office:value="324.31" calcext:value-type="float">
            <text:p>324,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formula="of:=[$'04'.D2]" office:value-type="float" office:value="89020.37" calcext:value-type="float">
            <text:p>89.020,37</text:p>
          </table:table-cell>
          <table:table-cell table:formula="of:=[$'04'.E2]" office:value-type="float" office:value="-3008" calcext:value-type="float">
            <text:p>-3.008,00</text:p>
          </table:table-cell>
          <table:table-cell table:formula="of:=[$'04'.F2]" office:value-type="float" office:value="86012.37" calcext:value-type="float">
            <text:p>86.012,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yıs</text:p>
          </table:table-cell>
          <table:table-cell table:formula="of:=[$'05'.D2]" office:value-type="float" office:value="0" calcext:value-type="float">
            <text:p>0,00</text:p>
          </table:table-cell>
          <table:table-cell table:formula="of:=[$'05'.E2]" office:value-type="float" office:value="0" calcext:value-type="float">
            <text:p>0,00</text:p>
          </table:table-cell>
          <table:table-cell table:formula="of:=[$'05'.F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ziran</text:p>
          </table:table-cell>
          <table:table-cell table:formula="of:=[$'06'.D2]" office:value-type="float" office:value="5000" calcext:value-type="float">
            <text:p>5.000,00</text:p>
          </table:table-cell>
          <table:table-cell table:formula="of:=[$'06'.E2]" office:value-type="float" office:value="0" calcext:value-type="float">
            <text:p>0,00</text:p>
          </table:table-cell>
          <table:table-cell table:formula="of:=[$'06'.F2]" office:value-type="float" office:value="5000" calcext:value-type="float">
            <text:p>5.0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muz</text:p>
          </table:table-cell>
          <table:table-cell table:formula="of:=[$'07'.D2]" office:value-type="float" office:value="5000" calcext:value-type="float">
            <text:p>5.000,00</text:p>
          </table:table-cell>
          <table:table-cell table:formula="of:=[$'07'.E2]" office:value-type="float" office:value="0" calcext:value-type="float">
            <text:p>0,00</text:p>
          </table:table-cell>
          <table:table-cell table:formula="of:=[$'07'.F2]" office:value-type="float" office:value="5000" calcext:value-type="float">
            <text:p>5.0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formula="of:=[$'08'.D2]" office:value-type="float" office:value="16500" calcext:value-type="float">
            <text:p>16.500,00</text:p>
          </table:table-cell>
          <table:table-cell table:formula="of:=[$'08'.E2]" office:value-type="float" office:value="0" calcext:value-type="float">
            <text:p>0,00</text:p>
          </table:table-cell>
          <table:table-cell table:formula="of:=[$'08'.F2]" office:value-type="float" office:value="16500" calcext:value-type="float">
            <text:p>16.5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formula="of:=[$'09'.D2]" office:value-type="float" office:value="45000" calcext:value-type="float">
            <text:p>45.000,00</text:p>
          </table:table-cell>
          <table:table-cell table:formula="of:=[$'09'.E2]" office:value-type="float" office:value="0" calcext:value-type="float">
            <text:p>0,00</text:p>
          </table:table-cell>
          <table:table-cell table:formula="of:=[$'09'.F2]" office:value-type="float" office:value="45000" calcext:value-type="float">
            <text:p>45.0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kim</text:p>
          </table:table-cell>
          <table:table-cell table:formula="of:=[$'10'.D2]" office:value-type="float" office:value="0" calcext:value-type="float">
            <text:p>0,00</text:p>
          </table:table-cell>
          <table:table-cell table:formula="of:=[$'10'.E2]" office:value-type="float" office:value="0" calcext:value-type="float">
            <text:p>0,00</text:p>
          </table:table-cell>
          <table:table-cell table:formula="of:=[$'10'.F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sım</text:p>
          </table:table-cell>
          <table:table-cell table:formula="of:=[$'11'.D2]" office:value-type="float" office:value="101000" calcext:value-type="float">
            <text:p>101.000,00</text:p>
          </table:table-cell>
          <table:table-cell table:formula="of:=[$'11'.E2]" office:value-type="float" office:value="0" calcext:value-type="float">
            <text:p>0,00</text:p>
          </table:table-cell>
          <table:table-cell table:formula="of:=[$'11'.F2]" office:value-type="float" office:value="101000" calcext:value-type="float">
            <text:p>101.0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formula="of:=[$'12'.D2]" office:value-type="float" office:value="0" calcext:value-type="float">
            <text:p>0,00</text:p>
          </table:table-cell>
          <table:table-cell table:formula="of:=[$'12'.E2]" office:value-type="float" office:value="0" calcext:value-type="float">
            <text:p>0,00</text:p>
          </table:table-cell>
          <table:table-cell table:formula="of:=[$'12'.F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SUM([.C5:.C17])" office:value-type="float" office:value="353812.73" calcext:value-type="float">
            <text:p>353812,73</text:p>
          </table:table-cell>
          <table:table-cell table:style-name="Default" table:formula="of:=SUM([.D5:.D17])" office:value-type="float" office:value="-50780.2" calcext:value-type="float">
            <text:p>-50780,2</text:p>
          </table:table-cell>
          <table:table-cell table:style-name="Default" table:formula="of:=SUM([.E5:.E17])" office:value-type="float" office:value="313700.63" calcext:value-type="float">
            <text:p>313700,63</text:p>
          </table:table-cell>
          <table:table-cell table:number-columns-repeated="2"/>
        </table:table-row>
      </table:table>
      <table:table table:name="0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ce10"/>
        <table:table-column table:style-name="co1" table:default-cell-style-name="Default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- OCAK 2022</text:p>
          </table:table-cell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6340.13" calcext:value-type="float">
            <text:p>6.340,13</text:p>
          </table:table-cell>
          <table:table-cell table:style-name="ce12" table:formula="of:=SUM([.E4:.E50])" office:value-type="float" office:value="-5334.05" calcext:value-type="float">
            <text:p>-5.334,05</text:p>
          </table:table-cell>
          <table:table-cell table:style-name="ce12" table:formula="of:=[.D2]+[.E2]" office:value-type="float" office:value="1006.08" calcext:value-type="float">
            <text:p>1.006,08</text:p>
          </table:table-cell>
          <table:table-cell/>
        </table:table-row>
        <table:table-row table:style-name="ro1">
          <table:table-cell/>
          <table:table-cell table:style-name="ce2"/>
          <table:table-cell table:style-name="ce9"/>
          <table:table-cell table:style-name="ce11" table:number-columns-repeated="3"/>
          <table:table-cell/>
        </table:table-row>
        <table:table-row table:style-name="ro1">
          <table:table-cell table:style-name="ce1"/>
          <table:table-cell table:number-columns-repeated="4"/>
          <table:table-cell table:formula="of:=[.F3]+[.D4]+[.E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table:style-name="ce3" office:value-type="string" calcext:value-type="string">
            <text:p>5847500300 /CK ÇEPESAŞ/FATURA</text:p>
          </table:table-cell>
          <table:table-cell table:style-name="ce7" office:value-type="float" office:value="-130.3" calcext:value-type="float">
            <text:p>-130,30</text:p>
          </table:table-cell>
          <table:table-cell table:style-name="ce7"/>
          <table:table-cell table:style-name="ce7" office:value-type="float" office:value="-130.3" calcext:value-type="float">
            <text:p>-130,30</text:p>
          </table:table-cell>
          <table:table-cell table:formula="of:=[.F4]+[.D5]+[.E5]" office:value-type="float" office:value="-130.3" calcext:value-type="float">
            <text:p>-130,30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7" office:value-type="float" office:value="-255.4" calcext:value-type="float">
            <text:p>-255,40</text:p>
          </table:table-cell>
          <table:table-cell table:style-name="ce7"/>
          <table:table-cell table:style-name="ce7" office:value-type="float" office:value="-255.4" calcext:value-type="float">
            <text:p>-255,40</text:p>
          </table:table-cell>
          <table:table-cell table:formula="of:=[.F5]+[.D6]+[.E6]" office:value-type="float" office:value="-385.7" calcext:value-type="float">
            <text:p>-385,70</text:p>
          </table:table-cell>
          <table:table-cell/>
        </table:table-row>
        <table:table-row table:style-name="ro1">
          <table:table-cell table:style-name="ce1" office:value-type="date" office:date-value="2022-01-04" calcext:value-type="date">
            <text:p>04.01.2022</text:p>
          </table:table-cell>
          <table:table-cell table:style-name="ce4" office:value-type="string" calcext:value-type="string">
            <text:p>4876 KK</text:p>
          </table:table-cell>
          <table:table-cell table:style-name="ce7" office:value-type="float" office:value="-50" calcext:value-type="float">
            <text:p>-50,00</text:p>
          </table:table-cell>
          <table:table-cell table:style-name="ce7"/>
          <table:table-cell table:style-name="ce7" office:value-type="float" office:value="-50" calcext:value-type="float">
            <text:p>-50,00</text:p>
          </table:table-cell>
          <table:table-cell table:formula="of:=[.F6]+[.D7]+[.E7]" office:value-type="float" office:value="-435.7" calcext:value-type="float">
            <text:p>-435,70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298.99" calcext:value-type="float">
            <text:p>298,99</text:p>
          </table:table-cell>
          <table:table-cell/>
          <table:table-cell table:formula="of:=[.F7]+[.D8]+[.E8]" office:value-type="float" office:value="-136.71" calcext:value-type="float">
            <text:p>-136,71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630.74" calcext:value-type="float">
            <text:p>630,74</text:p>
          </table:table-cell>
          <table:table-cell/>
          <table:table-cell table:formula="of:=[.F8]+[.D9]+[.E9]" office:value-type="float" office:value="494.03" calcext:value-type="float">
            <text:p>494,03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230.29" calcext:value-type="float">
            <text:p>230,29</text:p>
          </table:table-cell>
          <table:table-cell/>
          <table:table-cell table:formula="of:=[.F9]+[.D10]+[.E10]" office:value-type="float" office:value="724.32" calcext:value-type="float">
            <text:p>724,32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152.91" calcext:value-type="float">
            <text:p>152,91</text:p>
          </table:table-cell>
          <table:table-cell/>
          <table:table-cell table:formula="of:=[.F10]+[.D11]+[.E11]" office:value-type="float" office:value="877.23" calcext:value-type="float">
            <text:p>877,23</text:p>
          </table:table-cell>
          <table:table-cell/>
        </table:table-row>
        <table:table-row table:style-name="ro1">
          <table:table-cell table:style-name="ce1"/>
          <table:table-cell table:number-columns-repeated="4"/>
          <table:table-cell table:formula="of:=[.F11]+[.D12]+[.E12]" office:value-type="float" office:value="877.23" calcext:value-type="float">
            <text:p>877,23</text:p>
          </table:table-cell>
          <table:table-cell/>
        </table:table-row>
        <table:table-row table:style-name="ro1">
          <table:table-cell table:style-name="ce1" office:value-type="date" office:date-value="2022-01-13" calcext:value-type="date">
            <text:p>13.01.2022</text:p>
          </table:table-cell>
          <table:table-cell table:style-name="ce5" office:value-type="string" calcext:value-type="string">
            <text:p>9522138254 /CK ÇEPESAŞ/FATURA</text:p>
          </table:table-cell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F12]+[.D13]+[.E13]" office:value-type="float" office:value="-373.17" calcext:value-type="float">
            <text:p>-373,17</text:p>
          </table:table-cell>
          <table:table-cell/>
        </table:table-row>
        <table:table-row table:style-name="ro1">
          <table:table-cell table:style-name="ce1" office:value-type="date" office:date-value="2022-01-17" calcext:value-type="date">
            <text:p>17.01.2022</text:p>
          </table:table-cell>
          <table:table-cell table:style-name="ce5" office:value-type="string" calcext:value-type="string">
            <text:p>0000383215 /TOKATAMASY/FATURA</text:p>
          </table:table-cell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F13]+[.D14]+[.E14]" office:value-type="float" office:value="-411.04" calcext:value-type="float">
            <text:p>-411,04</text:p>
          </table:table-cell>
          <table:table-cell/>
        </table:table-row>
        <table:table-row table:style-name="ro1">
          <table:table-cell table:style-name="ce1" office:value-type="date" office:date-value="2022-01-17" calcext:value-type="date">
            <text:p>17.01.2022</text:p>
          </table:table-cell>
          <table:table-cell table:style-name="ce5" office:value-type="string" calcext:value-type="string">
            <text:p>000374398 /TOKATAMASY/FATURA</text:p>
          </table:table-cell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F14]+[.D15]+[.E15]" office:value-type="float" office:value="-1019.12" calcext:value-type="float">
            <text:p>-1.019,12</text:p>
          </table:table-cell>
          <table:table-cell/>
        </table:table-row>
        <table:table-row table:style-name="ro1">
          <table:table-cell table:style-name="ce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15]+[.D16]+[.E16]" office:value-type="float" office:value="-1019.12" calcext:value-type="float">
            <text:p>-1.019,12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table:number-columns-repeated="2" office:value-type="float" office:value="3027.2" calcext:value-type="float">
            <text:p>3.027,20</text:p>
          </table:table-cell>
          <table:table-cell/>
          <table:table-cell table:formula="of:=[.F16]+[.D17]+[.E17]" office:value-type="float" office:value="2008.08" calcext:value-type="float">
            <text:p>2.008,08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7]+[.D18]+[.E18]" office:value-type="float" office:value="507.08" calcext:value-type="float">
            <text:p>507,08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8]+[.D19]+[.E19]" office:value-type="float" office:value="-993.920000000001" calcext:value-type="float">
            <text:p>-993,92</text:p>
          </table:table-cell>
          <table:table-cell/>
        </table:table-row>
        <table:table-row table:style-name="ro1"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table:number-columns-repeated="2" office:value-type="float" office:value="2000" calcext:value-type="float">
            <text:p>2.000,00</text:p>
          </table:table-cell>
          <table:table-cell/>
          <table:table-cell table:formula="of:=[.F19]+[.D20]+[.E20]" office:value-type="float" office:value="1006.08" calcext:value-type="float">
            <text:p>1.006,08</text:p>
          </table:table-cell>
          <table:table-cell/>
        </table:table-row>
        <table:table-row table:style-name="ro1">
          <table:table-cell table:style-name="ce1"/>
          <table:table-cell table:number-columns-repeated="4"/>
          <table:table-cell table:formula="of:=[.F20]+[.D21]+[.E21]" office:value-type="float" office:value="1006.08" calcext:value-type="float">
            <text:p>1.006,08</text:p>
          </table:table-cell>
          <table:table-cell/>
        </table:table-row>
        <table:table-row table:style-name="ro1">
          <table:table-cell table:style-name="ce1"/>
          <table:table-cell table:number-columns-repeated="4"/>
          <table:table-cell table:formula="of:=[.F21]+[.D22]+[.E22]" office:value-type="float" office:value="1006.08" calcext:value-type="float">
            <text:p>1.006,08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/>
          <table:table-cell/>
          <table:table-cell table:style-name="ce7" table:number-columns-repeated="4"/>
          <table:table-cell/>
        </table:table-row>
        <table:table-row table:style-name="ro1" table:number-rows-repeated="2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6"/>
        </table:table-row>
        <table:table-row table:style-name="ro1">
          <table:table-cell table:style-name="ce1"/>
          <table:table-cell/>
          <table:table-cell table:style-name="ce11" table:number-columns-repeated="3"/>
          <table:table-cell/>
          <table:table-cell table:style-name="ce6"/>
        </table:table-row>
        <table:table-row table:style-name="ro1" table:number-rows-repeated="19">
          <table:table-cell table:number-columns-repeated="2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2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17">
          <table:table-cell table:style-name="ce1"/>
          <table:table-cell/>
          <table:table-cell table:style-name="Default" table:number-columns-repeated="4"/>
          <table:table-cell/>
        </table:table-row>
        <table:table-row table:style-name="ro1" table:number-rows-repeated="4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 table:style-name="ce1"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6"/>
          <table:table-cell table:style-name="ce11"/>
          <table:table-cell table:number-columns-repeated="4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table:style-name="ce6"/>
          <table:table-cell table:style-name="ce11"/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"/>
          <table:table-cell table:number-columns-repeated="5"/>
        </table:table-row>
        <table:table-row table:style-name="ro1" table:number-rows-repeated="10482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2" table:style-name="ta2">
        <table:table-column table:style-name="co1" table:default-cell-style-name="ce1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style-name="Default"/>
          <table:table-cell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ŞUBAT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11573.92" calcext:value-type="float">
            <text:p>11.573,92</text:p>
          </table:table-cell>
          <table:table-cell table:style-name="ce12" table:formula="of:=SUM([.E4:.E50])" office:value-type="float" office:value="-42438.15" calcext:value-type="float">
            <text:p>-42.438,15</text:p>
          </table:table-cell>
          <table:table-cell table:style-name="ce12" table:formula="of:=[.D2]+[.E2]" office:value-type="float" office:value="-30864.23" calcext:value-type="float">
            <text:p>-30.864,23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1" table:number-columns-repeated="2"/>
          <table:table-cell table:style-name="ce7"/>
        </table:table-row>
        <table:table-row table:style-name="ro1">
          <table:table-cell/>
          <table:table-cell office:value-type="string" calcext:value-type="string">
            <text:p>EK GİRİŞ</text:p>
          </table:table-cell>
          <table:table-cell table:style-name="ce9" table:number-columns-repeated="2"/>
          <table:table-cell table:style-name="ce11"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3" office:value-type="string" calcext:value-type="string">
            <text:p>5847500300 /CK ÇEPESAŞ/FATURA</text:p>
          </table:table-cell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F4]+[.D5]+[.E5]" office:value-type="float" office:value="-182.2" calcext:value-type="float">
            <text:p>-182,2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3" office:value-type="string" calcext:value-type="string">
            <text:p><text:span text:style-name="T1">8222520300</text:span> /CK ÇEPESAŞ/FATURA</text:p>
          </table:table-cell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F5]+[.D6]+[.E6]" office:value-type="float" office:value="-618.5" calcext:value-type="float">
            <text:p>-618,50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4" office:value-type="string" calcext:value-type="string">
            <text:p>4876 KK</text:p>
          </table:table-cell>
          <table:table-cell office:value-type="float" office:value="-5577.72" calcext:value-type="float">
            <text:p>-5.577,72</text:p>
          </table:table-cell>
          <table:table-cell/>
          <table:table-cell office:value-type="float" office:value="-5577.72" calcext:value-type="float">
            <text:p>-5.577,72</text:p>
          </table:table-cell>
          <table:table-cell table:formula="of:=[.F6]+[.D7]+[.E7]" office:value-type="float" office:value="-6196.22" calcext:value-type="float">
            <text:p>-6.196,2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508.99" calcext:value-type="float">
            <text:p>508,99</text:p>
          </table:table-cell>
          <table:table-cell/>
          <table:table-cell table:formula="of:=[.F7]+[.D8]+[.E8]" office:value-type="float" office:value="-5687.23" calcext:value-type="float">
            <text:p>-5.687,23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1487.83" calcext:value-type="float">
            <text:p>1.487,83</text:p>
          </table:table-cell>
          <table:table-cell/>
          <table:table-cell table:formula="of:=[.F8]+[.D9]+[.E9]" office:value-type="float" office:value="-4199.4" calcext:value-type="float">
            <text:p>-4.199,4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489.66" calcext:value-type="float">
            <text:p>489,66</text:p>
          </table:table-cell>
          <table:table-cell/>
          <table:table-cell table:formula="of:=[.F9]+[.D10]+[.E10]" office:value-type="float" office:value="-3709.74" calcext:value-type="float">
            <text:p>-3.709,7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0.24" calcext:value-type="float">
            <text:p>60,24</text:p>
          </table:table-cell>
          <table:table-cell/>
          <table:table-cell table:formula="of:=[.F10]+[.D11]+[.E11]" office:value-type="float" office:value="-3649.5" calcext:value-type="float">
            <text:p>-3.649,50</text:p>
          </table:table-cell>
        </table:table-row>
        <table:table-row table:style-name="ro1">
          <table:table-cell table:number-columns-repeated="5"/>
          <table:table-cell table:formula="of:=[.F11]+[.D12]+[.E12]" office:value-type="float" office:value="-3649.5" calcext:value-type="float">
            <text:p>-3.649,50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5" office:value-type="string" calcext:value-type="string">
            <text:p>9522138254 /CK ÇEPESAŞ/FATURA</text:p>
          </table:table-cell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F12]+[.D13]+[.E13]" office:value-type="float" office:value="-5968.98" calcext:value-type="float">
            <text:p>-5.968,98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5" office:value-type="string" calcext:value-type="string">
            <text:p>0000383215 /TOKATAMASY/FATURA</text:p>
          </table:table-cell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F13]+[.D14]+[.E14]" office:value-type="float" office:value="-6013.36" calcext:value-type="float">
            <text:p>-6.013,3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5" office:value-type="string" calcext:value-type="string">
            <text:p>000374398 /TOKATAMASY/FATURA</text:p>
          </table:table-cell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F14]+[.D15]+[.E15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office:value-type="float" office:value="1000" calcext:value-type="float">
            <text:p>1.000,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15]+[.D16]+[.E16]" office:value-type="float" office:value="-4091.43" calcext:value-type="float">
            <text:p>-4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office:value-type="float" office:value="3027.2" calcext:value-type="float">
            <text:p>3.027,20</text:p>
          </table:table-cell>
          <table:table-cell/>
          <table:table-cell table:formula="of:=[.F16]+[.D17]+[.E17]" office:value-type="float" office:value="-1064.23" calcext:value-type="float">
            <text:p>-1.0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F17]+[.D18]+[.E18]" office:value-type="float" office:value="-2564.23" calcext:value-type="float">
            <text:p>-2.5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</text:p>
          </table:table-cell>
          <table:table-cell office:value-type="float" office:value="-22000" calcext:value-type="float">
            <text:p>-22.000,00</text:p>
          </table:table-cell>
          <table:table-cell/>
          <table:table-cell office:value-type="float" office:value="-22000" calcext:value-type="float">
            <text:p>-22.000,00</text:p>
          </table:table-cell>
          <table:table-cell table:formula="of:=[.F18]+[.D19]+[.E19]" office:value-type="float" office:value="-24564.23" calcext:value-type="float">
            <text:p>-24.5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F19]+[.D20]+[.E20]" office:value-type="float" office:value="-25964.23" calcext:value-type="float">
            <text:p>-25.964,23</text:p>
          </table:table-cell>
        </table:table-row>
        <table:table-row table:style-name="ro1">
          <table:table-cell/>
          <table:table-cell office:value-type="string" calcext:value-type="string">
            <text:p>Umut 2021-2022 bahar</text:p>
          </table:table-cell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F20]+[.D21]+[.E21]" office:value-type="float" office:value="-33864.23" calcext:value-type="float">
            <text:p>-33.864,23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F21]+[.D22]+[.E22]" office:value-type="float" office:value="-30864.23" calcext:value-type="float">
            <text:p>-30.864,23</text:p>
          </table:table-cell>
        </table:table-row>
        <table:table-row table:style-name="ro1">
          <table:table-cell table:number-columns-repeated="5"/>
          <table:table-cell table:formula="of:=[.F22]+[.D23]+[.E23]" office:value-type="float" office:value="-30864.23" calcext:value-type="float">
            <text:p>-30.864,23</text:p>
          </table:table-cell>
        </table:table-row>
        <table:table-row table:style-name="ro1">
          <table:table-cell table:number-columns-repeated="5"/>
          <table:table-cell table:formula="of:=[.F23]+[.D24]+[.E24]" office:value-type="float" office:value="-30864.23" calcext:value-type="float">
            <text:p>-30.864,23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1" table:number-columns-repeated="2"/>
          <table:table-cell/>
        </table:table-row>
      </table:table>
      <table:table table:name="03" table:style-name="ta1">
        <table:table-column table:style-name="co6" table:default-cell-style-name="ce1"/>
        <table:table-column table:style-name="co5" table:default-cell-style-name="Default"/>
        <table:table-column table:style-name="co1" table:default-cell-style-name="ce10"/>
        <table:table-column table:style-name="co7" table:default-cell-style-name="ce10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 table:style-name="Default"/>
          <table:table-cell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324.31" calcext:value-type="float">
            <text:p>324,31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324.31" calcext:value-type="float">
            <text:p>324,31</text:p>
          </table:table-cell>
          <table:table-cell/>
        </table:table-row>
        <table:table-row table:style-name="ro1">
          <table:table-cell/>
          <table:table-cell table:style-name="ce6"/>
          <table:table-cell table:style-name="ce11" table:number-columns-repeated="3"/>
          <table:table-cell/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3"/>
          <table:table-cell table:formula="of:=[.F3]+[.D4]+[.E4]" office:value-type="float" office:value="0" calcext:value-type="float">
            <text:p>0,00</text:p>
          </table:table-cell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3"/>
          <table:table-cell table:formula="of:=[.F4]+[.D5]+[.E5]" office:value-type="float" office:value="0" calcext:value-type="float">
            <text:p>0,00</text:p>
          </table:table-cell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3"/>
          <table:table-cell table:formula="of:=[.F5]+[.D6]+[.E6]" office:value-type="float" office:value="0" calcext:value-type="float">
            <text:p>0,00</text:p>
          </table:table-cell>
          <table:table-cell table:style-name="ce6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float" office:value="375.6" calcext:value-type="float">
            <text:p>375,60</text:p>
          </table:table-cell>
          <table:table-cell table:number-columns-repeated="2"/>
          <table:table-cell table:formula="of:=[.F6]+[.D7]+[.E7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float" office:value="1137.88" calcext:value-type="float">
            <text:p>1.137,88</text:p>
          </table:table-cell>
          <table:table-cell table:number-columns-repeated="2"/>
          <table:table-cell table:formula="of:=[.F7]+[.D8]+[.E8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float" office:value="256.45" calcext:value-type="float">
            <text:p>256,45</text:p>
          </table:table-cell>
          <table:table-cell office:value-type="float" office:value="255" calcext:value-type="float">
            <text:p>255,00</text:p>
          </table:table-cell>
          <table:table-cell/>
          <table:table-cell table:formula="of:=[.F8]+[.D9]+[.E9]" office:value-type="float" office:value="255" calcext:value-type="float">
            <text:p>255,0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9.31" calcext:value-type="float">
            <text:p>69,31</text:p>
          </table:table-cell>
          <table:table-cell/>
          <table:table-cell table:formula="of:=[.F9]+[.D10]+[.E10]" office:value-type="float" office:value="324.31" calcext:value-type="float">
            <text:p>324,31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5" office:value-type="string" calcext:value-type="string">
            <text:p>9522138254 /CK ÇEPESAŞ/FATURA</text:p>
          </table:table-cell>
          <table:table-cell office:value-type="float" office:value="-1608.4" calcext:value-type="float">
            <text:p>-1.608,40</text:p>
          </table:table-cell>
          <table:table-cell table:number-columns-repeated="2"/>
          <table:table-cell table:formula="of:=[.F10]+[.D11]+[.E11]" office:value-type="float" office:value="324.31" calcext:value-type="float">
            <text:p>324,31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1]+[.D12]+[.E12]" office:value-type="float" office:value="324.31" calcext:value-type="float">
            <text:p>324,3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324.31" calcext:value-type="float">
            <text:p>324,3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324.31" calcext:value-type="float">
            <text:p>324,31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14]+[.D15]+[.E15]" office:value-type="float" office:value="324.31" calcext:value-type="float">
            <text:p>324,31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5]+[.D16]+[.E16]" office:value-type="float" office:value="324.31" calcext:value-type="float">
            <text:p>324,31</text:p>
          </table:table-cell>
          <table:table-cell/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3" calcext:value-type="float">
            <text:p>-1.503,00</text:p>
          </table:table-cell>
          <table:table-cell table:number-columns-repeated="2"/>
          <table:table-cell table:formula="of:=[.F16]+[.D17]+[.E17]" office:value-type="float" office:value="324.31" calcext:value-type="float">
            <text:p>324,31</text:p>
          </table:table-cell>
          <table:table-cell/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503" calcext:value-type="float">
            <text:p>-1.503,00</text:p>
          </table:table-cell>
          <table:table-cell table:number-columns-repeated="2"/>
          <table:table-cell table:formula="of:=[.F17]+[.D18]+[.E18]" office:value-type="float" office:value="324.31" calcext:value-type="float">
            <text:p>324,31</text:p>
          </table:table-cell>
          <table:table-cell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formula="of:=[.F18]+[.D19]+[.E19]" office:value-type="float" office:value="324.31" calcext:value-type="float">
            <text:p>324,31</text:p>
          </table:table-cell>
          <table:table-cell/>
        </table:table-row>
        <table:table-row table:style-name="ro1">
          <table:table-cell table:number-columns-repeated="5"/>
          <table:table-cell table:formula="of:=[.F19]+[.D20]+[.E20]" office:value-type="float" office:value="324.31" calcext:value-type="float">
            <text:p>324,31</text:p>
          </table:table-cell>
          <table:table-cell/>
        </table:table-row>
        <table:table-row table:style-name="ro1">
          <table:table-cell table:number-columns-repeated="5"/>
          <table:table-cell table:formula="of:=[.F20]+[.D21]+[.E21]" office:value-type="float" office:value="324.31" calcext:value-type="float">
            <text:p>324,31</text:p>
          </table:table-cell>
          <table:table-cell/>
        </table:table-row>
      </table:table>
      <table:table table:name="04" table:style-name="ta2">
        <table:table-column table:style-name="co1" table:default-cell-style-name="ce1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style-name="Default"/>
          <table:table-cell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NİSAN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89020.37" calcext:value-type="float">
            <text:p>89.020,37</text:p>
          </table:table-cell>
          <table:table-cell table:style-name="ce12" table:formula="of:=SUM([.E4:.E50])" office:value-type="float" office:value="-3008" calcext:value-type="float">
            <text:p>-3.008,00</text:p>
          </table:table-cell>
          <table:table-cell table:style-name="ce12" table:formula="of:=[.D2]+[.E2]" office:value-type="float" office:value="86012.37" calcext:value-type="float">
            <text:p>86.012,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 +++++++++++++</text:p>
          </table:table-cell>
          <table:table-cell table:number-columns-repeated="2" office:value-type="float" office:value="18000" calcext:value-type="float">
            <text:p>18.000,00</text:p>
          </table:table-cell>
          <table:table-cell/>
          <table:table-cell table:formula="of:=[.F14]+[.D15]+[.E15]" office:value-type="float" office:value="18000" calcext:value-type="float">
            <text:p>18.00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2" office:value-type="float" office:value="3020.37" calcext:value-type="float">
            <text:p>3.020,37</text:p>
          </table:table-cell>
          <table:table-cell/>
          <table:table-cell table:formula="of:=[.F15]+[.D16]+[.E16]" office:value-type="float" office:value="21020.37" calcext:value-type="float">
            <text:p>21.020,3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F16]+[.D17]+[.E17]" office:value-type="float" office:value="19516.37" calcext:value-type="float">
            <text:p>19.516,3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F17]+[.D18]+[.E18]" office:value-type="float" office:value="18012.37" calcext:value-type="float">
            <text:p>18.012,37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F18]+[.D19]+[.E19]" office:value-type="float" office:value="21012.37" calcext:value-type="float">
            <text:p>21.012,3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19]+[.D20]+[.E20]" office:value-type="float" office:value="21012.37" calcext:value-type="float">
            <text:p>21.012,37</text:p>
          </table:table-cell>
        </table:table-row>
        <table:table-row table:style-name="ro1">
          <table:table-cell/>
          <table:table-cell office:value-type="string" calcext:value-type="string">
            <text:p>Motorcu Kira <text:s/>+++++++++++++++</text:p>
          </table:table-cell>
          <table:table-cell table:number-columns-repeated="2" office:value-type="float" office:value="65000" calcext:value-type="float">
            <text:p>65.000,00</text:p>
          </table:table-cell>
          <table:table-cell/>
          <table:table-cell table:formula="of:=[.F20]+[.D21]+[.E21]" office:value-type="float" office:value="86012.37" calcext:value-type="float">
            <text:p>86.012,37</text:p>
          </table:table-cell>
        </table:table-row>
        <table:table-row table:style-name="ro1">
          <table:table-cell table:number-columns-repeated="5"/>
          <table:table-cell table:formula="of:=[.F21]+[.D22]+[.E22]" office:value-type="float" office:value="86012.37" calcext:value-type="float">
            <text:p>86.012,37</text:p>
          </table:table-cell>
        </table:table-row>
        <table:table-row table:style-name="ro1">
          <table:table-cell table:number-columns-repeated="5"/>
          <table:table-cell table:formula="of:=[.F22]+[.D23]+[.E23]" office:value-type="float" office:value="86012.37" calcext:value-type="float">
            <text:p>86.012,37</text:p>
          </table:table-cell>
        </table:table-row>
      </table:table>
      <table:table table:name="05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MAYIS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ce7" table:number-columns-repeated="4"/>
        </table:table-row>
        <table:table-row table:style-name="ro1">
          <table:table-cell/>
          <table:table-cell table:style-name="ce6"/>
          <table:table-cell table:number-columns-repeated="3"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9]+[.D20]+[.E2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20]+[.D21]+[.E2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21]+[.D22]+[.E22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22]+[.D23]+[.E23]" office:value-type="float" office:value="0" calcext:value-type="float">
            <text:p>0,00</text:p>
          </table:table-cell>
        </table:table-row>
      </table:table>
      <table:table table:name="06" table:style-name="ta2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HAZİRAN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5000" calcext:value-type="float">
            <text:p>5.00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9]+[.D20]+[.E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 table:number-columns-repeated="2" table:style-name="Default" office:value-type="float" office:value="5000" calcext:value-type="float">
            <text:p>5000</text:p>
          </table:table-cell>
          <table:table-cell table:style-name="Default"/>
          <table:table-cell table:formula="of:=[.F20]+[.D21]+[.E21]" office:value-type="float" office:value="5000" calcext:value-type="float">
            <text:p>5.000,00</text:p>
          </table:table-cell>
        </table:table-row>
      </table:table>
      <table:table table:name="07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TEMMUZ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5000" calcext:value-type="float">
            <text:p>5.00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5000" calcext:value-type="float">
            <text:p>5.000,00</text:p>
          </table:table-cell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-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-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-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-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-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-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-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-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-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-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-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4]+[.D15]-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-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-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-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18]+[.D19]-[.E19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19]+[.D20]-[.E20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20]+[.D21]-[.E21]" office:value-type="float" office:value="5000" calcext:value-type="float">
            <text:p>5.000,00</text:p>
          </table:table-cell>
        </table:table-row>
      </table:table>
      <table:table table:name="08" table:style-name="ta2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AĞUSTOS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16500" calcext:value-type="float">
            <text:p>16.50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16500" calcext:value-type="float">
            <text:p>16.500,0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 table:number-columns-repeated="2" table:style-name="Default" office:value-type="float" office:value="16500" calcext:value-type="float">
            <text:p>16500</text:p>
          </table:table-cell>
          <table:table-cell table:style-name="Default"/>
          <table:table-cell table:formula="of:=[.F19]+[.D20]+[.E20]" office:value-type="float" office:value="16500" calcext:value-type="float">
            <text:p>16.50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20]+[.D21]+[.E21]" office:value-type="float" office:value="16500" calcext:value-type="float">
            <text:p>16.500,00</text:p>
          </table:table-cell>
        </table:table-row>
      </table:table>
      <table:table table:name="09" table:style-name="ta2"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45000" calcext:value-type="float">
            <text:p>45.00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45000" calcext:value-type="float">
            <text:p>45.000,00</text:p>
          </table:table-cell>
        </table:table-row>
        <table:table-row table:style-name="ro1">
          <table:table-cell table:style-name="ce6" office:value-type="string" calcext:value-type="string">
            <text:p>- EYLÜL 2022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İRA +++++++++</text:p>
          </table:table-cell>
          <table:table-cell table:number-columns-repeated="2" table:style-name="Default" office:value-type="float" office:value="45000" calcext:value-type="float">
            <text:p>45000</text:p>
          </table:table-cell>
          <table:table-cell table:style-name="Default"/>
          <table:table-cell table:formula="of:=[.F19]+[.D20]+[.E20]" office:value-type="float" office:value="45000" calcext:value-type="float">
            <text:p>45.00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20]+[.D21]+[.E21]" office:value-type="float" office:value="45000" calcext:value-type="float">
            <text:p>45.000,00</text:p>
          </table:table-cell>
        </table:table-row>
      </table:table>
      <table:table table:name="10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EKİM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19]+[.D20]+[.E2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KASIM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101000" calcext:value-type="float">
            <text:p>101.00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101000" calcext:value-type="float">
            <text:p>101.000,0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 table:number-columns-repeated="2" table:style-name="Default" office:value-type="float" office:value="65000" calcext:value-type="float">
            <text:p>65000</text:p>
          </table:table-cell>
          <table:table-cell table:style-name="Default"/>
          <table:table-cell table:formula="of:=[.F19]+[.D20]+[.E20]" office:value-type="float" office:value="65000" calcext:value-type="float">
            <text:p>65.00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 table:number-columns-repeated="2" table:style-name="Default" office:value-type="float" office:value="36000" calcext:value-type="float">
            <text:p>36000</text:p>
          </table:table-cell>
          <table:table-cell table:style-name="Default"/>
          <table:table-cell table:formula="of:=[.F20]+[.D21]+[.E21]" office:value-type="float" office:value="101000" calcext:value-type="float">
            <text:p>101.00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21]+[.D22]+[.E22]" office:value-type="float" office:value="101000" calcext:value-type="float">
            <text:p>101.000,00</text:p>
          </table:table-cell>
        </table:table-row>
      </table:table>
      <table:table table:name="1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ARALIK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19]+[.D20]+[.E20]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.00.0000</text:date>, <text:time style:data-style-name="N2" text:time-value="16:59:07.0873055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7M56S</meta:editing-duration>
    <meta:editing-cycles>6</meta:editing-cycles>
    <meta:generator>LibreOffice/7.2.5.2$Linux_X86_64 LibreOffice_project/20$Build-2</meta:generator>
    <dc:date>2022-03-04T17:09:58.694440999</dc:date>
    <meta:document-statistic meta:table-count="13" meta:cell-count="730" meta:object-count="0"/>
  </office:meta>
</office:document-meta>
</file>